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bfa56" officeooo:paragraph-rsid="001bfa56"/>
    </style:style>
    <style:style style:name="P2" style:family="paragraph" style:parent-style-name="Text_20_body">
      <style:text-properties officeooo:paragraph-rsid="001bfa56"/>
    </style:style>
    <style:style style:name="P3" style:family="paragraph" style:parent-style-name="Heading_20_1">
      <style:text-properties officeooo:rsid="001bfa56" officeooo:paragraph-rsid="001bfa56"/>
    </style:style>
    <style:style style:name="P4" style:family="paragraph" style:parent-style-name="Heading_20_2">
      <style:text-properties officeooo:rsid="001bfa56" officeooo:paragraph-rsid="001bfa56"/>
    </style:style>
    <style:style style:name="P5" style:family="paragraph" style:parent-style-name="Standard">
      <style:text-properties officeooo:rsid="001aae6c" officeooo:paragraph-rsid="001aae6c"/>
    </style:style>
    <style:style style:name="P6" style:family="paragraph" style:parent-style-name="Standard">
      <style:text-properties officeooo:rsid="001bfa56" officeooo:paragraph-rsid="001bfa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o para identificar posibles necesidades de la aplicación y objetivos a corto plazo.</text:p>
      <text:p text:style-name="P5"/>
      <text:h text:style-name="P4" text:outline-level="2">Necesidades:</text:h>
      <text:p text:style-name="P1">1.</text:p>
      <text:p text:style-name="P6">Dar primeros pasos con firebase para conocer la herramienta</text:p>
      <text:p text:style-name="P5"/>
      <text:p text:style-name="P5">Crear una pantalla de login con firebase que permita autentificar usuarios.</text:p>
      <text:p text:style-name="P5"/>
      <text:p text:style-name="P5">Crear una pantalla de registro que permite crear usuarios.</text:p>
      <text:p text:style-name="P5"/>
      <text:p text:style-name="P5"/>
      <text:p text:style-name="P5"/>
      <text:p text:style-name="P5"/>
      <text:h text:style-name="P3" text:outline-level="1">Problemáticas:</text:h>
      <text:p text:style-name="P2"/>
      <text:p text:style-name="P5">Cuando se muestren ingredientes en las recetas, se debe de verificar con la base de datos que tipo de unidad usa ese ingrediente.</text:p>
      <text:p text:style-name="P5">Si tengo 0,5 necesito saber si uso kg o unidades. Si fueran unidades se debería de escribir en la receta ½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13:43:04.900000000</meta:creation-date>
    <dc:date>2025-02-03T13:50:34.963000000</dc:date>
    <meta:editing-duration>PT7M30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9" meta:word-count="90" meta:character-count="547" meta:non-whitespace-character-count="467"/>
  </office:meta>
</office:document-meta>
</file>